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50.09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st of teaching material</text:p>
          </table:table-cell>
        </table:table-row>
        <table:table-row table:style-name="ro1">
          <table:table-cell office:value-type="string" calcext:value-type="string">
            <text:p>prior_knowledge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list of things/courses/semesters student should have prior knowledge of.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assesment_type_wh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rray containing person assesment type (individual, group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5">00/00/0000</text:date>, <text:time style:data-style-name="N2" text:time-value="10:27:38.71778754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25T10:30:41.189314043</dc:date>
    <meta:editing-duration>PT5H51M10S</meta:editing-duration>
    <meta:editing-cycles>36</meta:editing-cycles>
    <meta:generator>LibreOffice/5.4.1.2.0$Linux_X86_64 LibreOffice_project/40m0$Build-2</meta:generator>
    <meta:document-statistic meta:table-count="1" meta:cell-count="158" meta:object-count="0"/>
  </office:meta>
</office:document-meta>
</file>